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8000000C8306FDA082D56995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Square" text:anchor-type="char" svg:width="2.0835in" svg:height="2.0835in" draw:z-index="0"><draw:image xlink:href="Pictures/10000000000000C8000000C8306FDA082D569958.jpg" xlink:type="simple" xlink:show="embed" xlink:actuate="onLoad" draw:mime-type="image/jpeg"/><svg:title>Black</svg:title><svg:desc>Shapes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53:49.838767928</meta:creation-date>
    <dc:date>2023-10-19T10:32:01.147566638</dc:date>
    <meta:editing-duration>PT1M15S</meta:editing-duration>
    <meta:editing-cycles>2</meta:editing-cycles>
    <meta:generator>LibreOffice/7.5.6.2$Linux_X86_64 LibreOffice_project/5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